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000080" style:font-name="DejaVu Sans Mono"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80" style:font-name="Liberation Serif"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Liberation Serif"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style:font-name="Liberation Serif" fo:font-size="12pt" fo:font-weight="bold" officeooo:paragraph-rsid="002afa18"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style:font-name="Liberation Serif" fo:font-size="12pt"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4">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5">
      <style:paragraph-properties fo:text-align="start" style:justify-single-word="false"/>
      <style:text-properties style:use-window-font-color="true" style:font-name="Liberation Serif" fo:font-size="12pt" fo:font-weight="normal" style:font-size-asian="10.5pt" style:font-weight-asian="normal" style:font-size-complex="12pt" style:font-weight-complex="normal"/>
    </style:style>
    <style:style style:name="P16" style:family="paragraph" style:parent-style-name="Standard" style:list-style-name="L6">
      <style:paragraph-properties fo:text-align="start" style:justify-single-word="false"/>
      <style:text-properties style:use-window-font-color="true" style:font-name="Liberation Serif" fo:font-size="12pt" fo:font-weight="normal" style:font-size-asian="10.5pt" style:font-weight-asian="normal" style:font-size-complex="12pt" style:font-weight-complex="normal"/>
    </style:style>
    <style:style style:name="P17" style:family="paragraph" style:parent-style-name="Standard" style:list-style-name="L7">
      <style:paragraph-properties fo:text-align="start" style:justify-single-word="false"/>
      <style:text-properties style:use-window-font-color="true" style:font-name="Liberation Serif" fo:font-size="12pt" fo:font-weight="normal" style:font-size-asian="10.5pt" style:font-weight-asian="normal" style:font-size-complex="12pt" style:font-weight-complex="normal"/>
    </style:style>
    <style:style style:name="P18" style:family="paragraph" style:parent-style-name="Standard" style:list-style-name="L6">
      <style:paragraph-properties fo:text-align="start" style:justify-single-word="false"/>
      <style:text-properties style:use-window-font-color="true" style:font-name="Liberation Serif" fo:font-size="12pt" fo:font-weight="bold" style:font-size-asian="10.5pt" style:font-weight-asian="bold" style:font-size-complex="12pt" style:font-weight-complex="bold"/>
    </style:style>
    <style:style style:name="P19" style:family="paragraph" style:parent-style-name="Standard" style:list-style-name="L8">
      <style:paragraph-properties fo:text-align="start" style:justify-single-word="false"/>
      <style:text-properties officeooo:paragraph-rsid="002cb04e"/>
    </style:style>
    <style:style style:name="P20" style:family="paragraph" style:parent-style-name="Standard" style:list-style-name="L9">
      <style:paragraph-properties fo:text-align="start" style:justify-single-word="false"/>
      <style:text-properties officeooo:paragraph-rsid="002cb04e"/>
    </style:style>
    <style:style style:name="T1" style:family="text">
      <style:text-properties fo:font-size="12pt" style:font-size-asian="10.5pt" style:font-size-complex="12pt"/>
    </style:style>
    <style:style style:name="T2" style:family="text">
      <style:text-properties style:font-name="Liberation Serif" fo:font-size="12pt" style:font-size-asian="10.5pt" style:font-size-complex="12pt"/>
    </style:style>
    <style:style style:name="T3" style:family="text">
      <style:text-properties style:use-window-font-color="true" style:font-name="Liberation Serif" fo:font-size="12pt" fo:font-weight="normal" officeooo:rsid="002afa18" style:font-size-asian="10.5pt" style:font-weight-asian="normal" style:font-size-complex="12pt" style:font-weight-complex="normal"/>
    </style:style>
    <style:style style:name="T4" style:family="text">
      <style:text-properties style:use-window-font-color="true" style:font-name="Liberation Serif" fo:font-size="12pt" fo:font-weight="normal" officeooo:rsid="002cb04e" style:font-size-asian="10.5pt" style:font-weight-asian="normal" style:font-size-complex="12pt" style:font-weight-complex="normal"/>
    </style:style>
    <style:style style:name="T5" style:family="text">
      <style:text-properties officeooo:rsid="0025596b"/>
    </style:style>
    <style:style style:name="T6" style:family="text">
      <style:text-properties officeooo:rsid="0029816c"/>
    </style:style>
    <style:style style:name="T7" style:family="text">
      <style:text-properties officeooo:rsid="002afa18"/>
    </style:style>
    <style:style style:name="T8" style:family="text">
      <style:text-properties officeooo:rsid="002e8e18"/>
    </style:style>
    <style:style style:name="T9" style:family="text">
      <style:text-properties officeooo:rsid="00308cb2"/>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dlocks</text:p>
      <text:p text:style-name="P8">Example of resource types managed by the operating system</text:p>
      <text:list xml:id="list12491252391" text:style-name="L1">
        <text:list-item>
          <text:p text:style-name="P11">Memory space</text:p>
        </text:list-item>
        <text:list-item>
          <text:p text:style-name="P11">CPU cycles</text:p>
        </text:list-item>
        <text:list-item>
          <text:p text:style-name="P11">Files</text:p>
        </text:list-item>
        <text:list-item>
          <text:p text:style-name="P11">IO devices(Printers and DVD drives)</text:p>
        </text:list-item>
      </text:list>
      <text:p text:style-name="P9"/>
      <text:p text:style-name="P8">Sequence of operations a process follows while wanting to utilize a resource<text:span text:style-name="T8">(Figure 31)</text:span></text:p>
      <text:list xml:id="list1570847114" text:style-name="L2">
        <text:list-item>
          <text:p text:style-name="P12">Request</text:p>
          <text:list>
            <text:list-item>
              <text:p text:style-name="P12">request() device</text:p>
            </text:list-item>
            <text:list-item>
              <text:p text:style-name="P12">open() a file</text:p>
            </text:list-item>
            <text:list-item>
              <text:p text:style-name="P12">allocate() memory</text:p>
            </text:list-item>
          </text:list>
        </text:list-item>
        <text:list-item>
          <text:p text:style-name="P12"><text:span text:style-name="T5">U</text:span>se()</text:p>
        </text:list-item>
        <text:list-item>
          <text:p text:style-name="P12">Release</text:p>
          <text:list>
            <text:list-item>
              <text:p text:style-name="P12">release() device</text:p>
            </text:list-item>
            <text:list-item>
              <text:p text:style-name="P12">close() a file</text:p>
            </text:list-item>
            <text:list-item>
              <text:p text:style-name="P12">free() memory</text:p>
            </text:list-item>
          </text:list>
        </text:list-item>
      </text:list>
      <text:p text:style-name="P9"/>
      <text:p text:style-name="P8">How are resources not managed by the operating system managed?</text:p>
      <text:p text:style-name="P9">Through synchronization constructs</text:p>
      <text:p text:style-name="P9"/>
      <text:p text:style-name="P8">Classification of resources</text:p>
      <text:list xml:id="list800286247" text:style-name="L3">
        <text:list-item>
          <text:p text:style-name="P14">Physical resources</text:p>
          <text:p text:style-name="P14">Ex – Printers, tape drives, memory space and CPU cycles</text:p>
        </text:list-item>
        <text:list-item>
          <text:p text:style-name="P14">Logical resources</text:p>
          <text:p text:style-name="P14">Ex – Files, semaphores, locks, monitors</text:p>
        </text:list-item>
      </text:list>
      <text:p text:style-name="P10"/>
      <text:p text:style-name="P8">When are a set of processes said to be deadlocked?</text:p>
      <text:p text:style-name="P1"><text:span text:style-name="T1">When all the processes in the set are waiting for an event that can be caused only by another process in the set. 'Events' in this context </text:span><text:span text:style-name="T2">mean</text:span><text:span text:style-name="T1"> acquisition and release of resources.</text:span></text:p>
      <text:p text:style-name="P9"/>
      <text:p text:style-name="P8">Necessary conditions for a deadlock to take place</text:p>
      <text:list xml:id="list458785985" text:style-name="L4">
        <text:list-item>
          <text:p text:style-name="P13">Mutual exclusive access of resources</text:p>
        </text:list-item>
        <text:list-item>
          <text:p text:style-name="P13">Hold and wait protocol of processes</text:p>
        </text:list-item>
        <text:list-item>
          <text:p text:style-name="P13">No preemption of held resources policy by the operating system</text:p>
        </text:list-item>
        <text:list-item>
          <text:p text:style-name="P13">Circular wait by processes for resources</text:p>
        </text:list-item>
      </text:list>
      <text:p text:style-name="P9"/>
      <text:p text:style-name="P8">Representation of data structure used by operating systems to manage resources</text:p>
      <text:p text:style-name="P3"><text:tab/>struct manage {</text:p>
      <text:p text:style-name="P3"><text:tab/><text:tab/>resource id;</text:p>
      <text:p text:style-name="P3"><text:tab/><text:tab/>resource_type type;</text:p>
      <text:p text:style-name="P3"><text:tab/><text:tab/>bool allocated;</text:p>
      <text:p text:style-name="P3"><text:tab/><text:tab/>pid processAllocatedTo;</text:p>
      <text:p text:style-name="P3"><text:tab/><text:tab/>Node* HeadOfWaitQForThisResource;</text:p>
      <text:p text:style-name="P3"><text:tab/>} manageTable[numOfResources];</text:p>
      <text:p text:style-name="P4"/>
      <text:p text:style-name="P5">Does a cycle in a system resource allocation graph imply a deadlock?</text:p>
      <text:list xml:id="list130632323" text:style-name="L5">
        <text:list-item>
          <text:p text:style-name="P15">It does so only if there are single instances of each resource type.<text:span text:style-name="T9">(Figure32 - 2)</text:span></text:p>
        </text:list-item>
        <text:list-item>
          <text:p text:style-name="P15">In case there are multiple resource types then the system may or may not be in a deadlock.<text:span text:style-name="T9">(Figure 32 - 3)</text:span></text:p>
        </text:list-item>
      </text:list>
      <text:p text:style-name="P7"/>
      <text:p text:style-name="P5"><text:soft-page-break/>Does the absence of a cycle imply a deadlock free system?</text:p>
      <text:p text:style-name="P7">Yes</text:p>
      <text:p text:style-name="P7"/>
      <text:p text:style-name="P5">Methods for handling deadlocks</text:p>
      <text:list xml:id="list236072927" text:style-name="L6">
        <text:list-item>
          <text:p text:style-name="P18"><text:a xlink:type="simple" xlink:href="../Deadlock%20Prevention.odt">Deadlock prevention</text:a></text:p>
          <text:p text:style-name="P16">Prevent deadlocks by restraining how requests are made. These restrain<text:span text:style-name="T5">t</text:span>s ensure that at least one of the necessary conditions for deadlock does not hold.</text:p>
        </text:list-item>
        <text:list-item>
          <text:p text:style-name="P18"><text:a xlink:type="simple" xlink:href="../Deadlock%20Avoidance.odt">Deadlock avoidance</text:a></text:p>
          <text:p text:style-name="P16">Avoid deadlock by having the operating system moderate requests. Operating system is given advance additional information concerning the resources a process will request and use in its lifetime. With this additional knowledge, it can decide whether a request can be granted or should wait when a process makes one.</text:p>
        </text:list-item>
        <text:list-item>
          <text:p text:style-name="P18"><text:a xlink:type="simple" xlink:href="../Deadlock%20detection%20and%20recovery.odt">Deadlock </text:a><text:a xlink:type="simple" xlink:href="../Deadlock%20detection%20and%20recovery.odt"><text:span text:style-name="T6">detection and </text:span></text:a><text:a xlink:type="simple" xlink:href="../Deadlock%20detection%20and%20recovery.odt">recovery</text:a></text:p>
          <text:p text:style-name="P16">System uses an algorithm to detect a deadlock and then recovers from it.</text:p>
        </text:list-item>
        <text:list-item>
          <text:p text:style-name="P18">Not handling them at all.</text:p>
        </text:list-item>
      </text:list>
      <text:p text:style-name="P7"/>
      <text:p text:style-name="P5">Most popular way of handling deadlocks by operating system? Why?</text:p>
      <text:p text:style-name="P7">Not handling them at all. In many systems, deadlocks occur very infrequently(say, once per year); thus, this method is cheaper than the prevention, avoidance, or detection and recovery methods, which must be used constantly.</text:p>
      <text:p text:style-name="P7"/>
      <text:p text:style-name="P5">Usage of deadlock prevention/avoidance and deadlock detection and recovery algorithms</text:p>
      <text:p text:style-name="P7">Deadlock prevention/avoidance is commonly used if the probability of the system entering the deadlock is relatively high, otherwise, detection and recovery are more efficient.</text:p>
      <text:p text:style-name="P7"/>
      <text:p text:style-name="P5">Difference between deadlock prevention and deadlock-avoidance.</text:p>
      <text:list xml:id="list1142636350" text:style-name="L7">
        <text:list-item>
          <text:p text:style-name="P17">The onus of deadlock prevention is on applications. The applications have to be coded such that one of the necessary conditions do not hold. The OS can just aid the applications in terms of providing the data required. This data can be an allocation table, a mapping for ordering resource types etc.</text:p>
        </text:list-item>
        <text:list-item>
          <text:p text:style-name="P17">The Operating system takes care of the implementation of deadlock-avoidance by monitoring the requests made by applications. This is like a policeman regulating traffic vs having only traffic lights.</text:p>
        </text:list-item>
      </text:list>
      <text:p text:style-name="P7"/>
      <text:p text:style-name="P6"><text:span text:style-name="T7">Suppose </text:span><text:span text:style-name="T7"><draw:frame draw:style-name="fr1" draw:name="Object9" text:anchor-type="as-char" svg:y="-0.1484in" svg:width="0.1661in" svg:height="0.1839in" draw:z-index="1"><draw:object xlink:href="./Object 9" xlink:type="simple" xlink:show="embed" xlink:actuate="onLoad"/><draw:image xlink:href="./ObjectReplacements/Object 9" xlink:type="simple" xlink:show="embed" xlink:actuate="onLoad"/></draw:frame></text:span><text:span text:style-name="T7"> processes, </text:span><text:span text:style-name="T7"><draw:frame draw:style-name="fr1" draw:name="Object8" text:anchor-type="as-char" svg:y="-0.1484in" svg:width="0.8236in" svg:height="0.2091in" draw:z-index="0"><draw:object xlink:href="./Object 8" xlink:type="simple" xlink:show="embed" xlink:actuate="onLoad"/><draw:image xlink:href="./ObjectReplacements/Object 8" xlink:type="simple" xlink:show="embed" xlink:actuate="onLoad"/></draw:frame></text:span><text:span text:style-name="T7"> share </text:span><text:span text:style-name="T7"><draw:frame draw:style-name="fr1" draw:name="Object10" text:anchor-type="as-char" svg:y="-0.1484in" svg:width="0.2028in" svg:height="0.1839in" draw:z-index="2"><draw:object xlink:href="./Object 10" xlink:type="simple" xlink:show="embed" xlink:actuate="onLoad"/><draw:image xlink:href="./ObjectReplacements/Object 10" xlink:type="simple" xlink:show="embed" xlink:actuate="onLoad"/></draw:frame></text:span><text:span text:style-name="T7"> identical resource units, which can be reserved and released one at a time. The maximum resource requirement of process </text:span><text:span text:style-name="T7"><draw:frame draw:style-name="fr1" draw:name="Object12" text:anchor-type="as-char" svg:y="-0.1484in" svg:width="0.2236in" svg:height="0.2091in" draw:z-index="4"><draw:object xlink:href="./Object 12" xlink:type="simple" xlink:show="embed" xlink:actuate="onLoad"/><draw:image xlink:href="./ObjectReplacements/Object 12" xlink:type="simple" xlink:show="embed" xlink:actuate="onLoad"/></draw:frame></text:span><text:span text:style-name="T7"> is </text:span><text:span text:style-name="T7"><draw:frame draw:style-name="fr1" draw:name="Object11" text:anchor-type="as-char" svg:y="-0.1484in" svg:width="0.1835in" svg:height="0.2091in" draw:z-index="3"><draw:object xlink:href="./Object 11" xlink:type="simple" xlink:show="embed" xlink:actuate="onLoad"/><draw:image xlink:href="./ObjectReplacements/Object 11" xlink:type="simple" xlink:show="embed" xlink:actuate="onLoad"/></draw:frame></text:span><text:span text:style-name="T7">, where </text:span><text:span text:style-name="T7"><draw:frame draw:style-name="fr1" draw:name="Object13" text:anchor-type="as-char" svg:y="-0.1484in" svg:width="0.3846in" svg:height="0.2091in" draw:z-index="5"><draw:object xlink:href="./Object 13" xlink:type="simple" xlink:show="embed" xlink:actuate="onLoad"/><draw:image xlink:href="./ObjectReplacements/Object 13" xlink:type="simple" xlink:show="embed" xlink:actuate="onLoad"/></draw:frame></text:span><text:span text:style-name="T7">. What is the sufficient condition for ensuring that deadlock does not occur?</text:span></text:p>
      <text:list xml:id="list970934120" text:style-name="L8">
        <text:list-item>
          <text:p text:style-name="P19"><text:span text:style-name="T3"><draw:frame draw:style-name="fr1" draw:name="Object1" text:anchor-type="as-char" svg:y="-0.1484in" svg:width="0.2236in" svg:height="0.2091in" draw:z-index="8"><draw:object xlink:href="./Object 1" xlink:type="simple" xlink:show="embed" xlink:actuate="onLoad"/><draw:image xlink:href="./ObjectReplacements/Object 1" xlink:type="simple" xlink:show="embed" xlink:actuate="onLoad"/></draw:frame></text:span><text:span text:style-name="T3"> is not in deadlock with any other </text:span><text:span text:style-name="T4">process </text:span><text:span text:style-name="T3">if it has </text:span><text:span text:style-name="T3"><draw:frame draw:style-name="fr1" draw:name="Object2" text:anchor-type="as-char" svg:y="-0.1484in" svg:width="0.1835in" svg:height="0.2091in" draw:z-index="9"><draw:object xlink:href="./Object 2" xlink:type="simple" xlink:show="embed" xlink:actuate="onLoad"/><draw:image xlink:href="./ObjectReplacements/Object 2" xlink:type="simple" xlink:show="embed" xlink:actuate="onLoad"/></draw:frame></text:span><text:span text:style-name="T3"> resources. Suppose that each </text:span><text:span text:style-name="T3"><draw:frame draw:style-name="fr1" draw:name="Object3" text:anchor-type="as-char" svg:y="-0.1484in" svg:width="0.2236in" svg:height="0.2091in" draw:z-index="10"><draw:object xlink:href="./Object 3" xlink:type="simple" xlink:show="embed" xlink:actuate="onLoad"/><draw:image xlink:href="./ObjectReplacements/Object 3" xlink:type="simple" xlink:show="embed" xlink:actuate="onLoad"/></draw:frame></text:span><text:span text:style-name="T3"> has </text:span><text:span text:style-name="T3"><draw:frame draw:style-name="fr1" draw:name="Object4" text:anchor-type="as-char" svg:y="-0.1484in" svg:width="0.4055in" svg:height="0.2091in" draw:z-index="11"><draw:object xlink:href="./Object 4" xlink:type="simple" xlink:show="embed" xlink:actuate="onLoad"/><draw:image xlink:href="./ObjectReplacements/Object 4" xlink:type="simple" xlink:show="embed" xlink:actuate="onLoad"/></draw:frame></text:span><text:span text:style-name="T3"> resources and is waiting for one more resource. All the processes are in deadlock if there is no other instance of the resource left.</text:span></text:p>
        </text:list-item>
      </text:list>
      <text:list xml:id="list1724112456" text:style-name="L9">
        <text:list-item>
          <text:p text:style-name="P20"><text:span text:style-name="T3">Now, if we add just one more resource to the resource pool, all the processes will complete one after another, i.e., some resource </text:span><text:span text:style-name="T3"><draw:frame draw:style-name="fr1" draw:name="Object5" text:anchor-type="as-char" svg:y="-0.1484in" svg:width="0.2465in" svg:height="0.2091in" draw:z-index="6"><draw:object xlink:href="./Object 5" xlink:type="simple" xlink:show="embed" xlink:actuate="onLoad"/><draw:image xlink:href="./ObjectReplacements/Object 5" xlink:type="simple" xlink:show="embed" xlink:actuate="onLoad"/></draw:frame></text:span><text:span text:style-name="T3"> will get that just added resource, finish its job, release all its </text:span><text:span text:style-name="T3"><draw:frame draw:style-name="fr1" draw:name="Object6" text:anchor-type="as-char" svg:y="-0.1484in" svg:width="0.2063in" svg:height="0.2091in" draw:z-index="7"><draw:object xlink:href="./Object 6" xlink:type="simple" xlink:show="embed" xlink:actuate="onLoad"/><draw:image xlink:href="./ObjectReplacements/Object 6" xlink:type="simple" xlink:show="embed" xlink:actuate="onLoad"/></draw:frame></text:span><text:span text:style-name="T3"> resources so that other processes can finish theirs </text:span><text:span text:style-name="T4">eventually</text:span><text:span text:style-name="T3">.</text:span></text:p>
        </text:list-item>
        <text:list-item>
          <text:p text:style-name="P20"><text:span text:style-name="T3">Thus </text:span><text:span text:style-name="T3"><draw:frame draw:style-name="fr1" draw:name="Object7" text:anchor-type="as-char" svg:y="-0.4272in" svg:width="2.2047in" svg:height="0.9055in" draw:z-index="12"><draw:object xlink:href="./Object 7" xlink:type="simple" xlink:show="embed" xlink:actuate="onLoad"/><draw:image xlink:href="./ObjectReplacements/Object 7"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10-19T07:57:58</meta:creation-date>
    <dc:date>2013-01-23T12:36:31</dc:date>
    <dc:creator>Kempa </dc:creator>
    <meta:editing-duration>PT16H41M58S</meta:editing-duration>
    <meta:editing-cycles>66</meta:editing-cycles>
    <meta:generator>LibreOffice/3.6$Linux_x86 LibreOffice_project/360m1$Build-2</meta:generator>
    <meta:document-statistic meta:table-count="0" meta:image-count="0" meta:object-count="13" meta:page-count="2" meta:paragraph-count="62" meta:word-count="676" meta:character-count="4126" meta:non-whitespace-character-count="3511"/>
  </office:meta>
</office:document-meta>
</file>

<file path=Object 1/content.xml><?xml version="1.0" encoding="utf-8"?>
<math xmlns="http://www.w3.org/1998/Math/MathML">
  <semantics>
    <mrow>
      <msub>
        <mi>P</mi>
        <mi>i</mi>
      </msub>
    </mrow>
    <annotation encoding="StarMath 5.0">P_i</annotation>
  </semantics>
</math>
</file>

<file path=Object 10/content.xml><?xml version="1.0" encoding="utf-8"?>
<math xmlns="http://www.w3.org/1998/Math/MathML">
  <semantics>
    <mrow>
      <mi>m</mi>
    </mrow>
    <annotation encoding="StarMath 5.0">m</annotation>
  </semantics>
</math>
</file>

<file path=Object 11/content.xml><?xml version="1.0" encoding="utf-8"?>
<math xmlns="http://www.w3.org/1998/Math/MathML">
  <semantics>
    <mrow>
      <msub>
        <mi>s</mi>
        <mi>i</mi>
      </msub>
    </mrow>
    <annotation encoding="StarMath 5.0">s_i</annotation>
  </semantics>
</math>
</file>

<file path=Object 12/content.xml><?xml version="1.0" encoding="utf-8"?>
<math xmlns="http://www.w3.org/1998/Math/MathML">
  <semantics>
    <mrow>
      <msub>
        <mi>P</mi>
        <mi>i</mi>
      </msub>
    </mrow>
    <annotation encoding="StarMath 5.0">P_i</annotation>
  </semantics>
</math>
</file>

<file path=Object 13/content.xml><?xml version="1.0" encoding="utf-8"?>
<math xmlns="http://www.w3.org/1998/Math/MathML">
  <semantics>
    <mrow>
      <mrow>
        <msub>
          <mi>s</mi>
          <mi>i</mi>
        </msub>
        <mo stretchy="false">&gt;</mo>
        <mn>0</mn>
      </mrow>
    </mrow>
    <annotation encoding="StarMath 5.0">s_i &gt;0</annotation>
  </semantics>
</math>
</file>

<file path=Object 2/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sub>
        <mi>P</mi>
        <mi>i</mi>
      </msub>
    </mrow>
    <annotation encoding="StarMath 5.0">P_i</annotation>
  </semantics>
</math>
</file>

<file path=Object 4/content.xml><?xml version="1.0" encoding="utf-8"?>
<math xmlns="http://www.w3.org/1998/Math/MathML">
  <semantics>
    <mrow>
      <mrow>
        <msub>
          <mi>s</mi>
          <mi>i</mi>
        </msub>
        <mo stretchy="false">−</mo>
        <mn>1</mn>
      </mrow>
    </mrow>
    <annotation encoding="StarMath 5.0">s_i - 1</annotation>
  </semantics>
</math>
</file>

<file path=Object 5/content.xml><?xml version="1.0" encoding="utf-8"?>
<math xmlns="http://www.w3.org/1998/Math/MathML">
  <semantics>
    <mrow>
      <msub>
        <mi>P</mi>
        <mi>k</mi>
      </msub>
    </mrow>
    <annotation encoding="StarMath 5.0">P_k</annotation>
  </semantics>
</math>
</file>

<file path=Object 6/content.xml><?xml version="1.0" encoding="utf-8"?>
<math xmlns="http://www.w3.org/1998/Math/MathML">
  <semantics>
    <mrow>
      <msub>
        <mi>s</mi>
        <mi>k</mi>
      </msub>
    </mrow>
    <annotation encoding="StarMath 5.0">s_k</annotation>
  </semantics>
</math>
</file>

<file path=Object 7/content.xml><?xml version="1.0" encoding="utf-8"?>
<math xmlns="http://www.w3.org/1998/Math/MathML">
  <semantics>
    <mtable>
      <mtr>
        <mtd>
          <mrow>
            <mrow>
              <mrow>
                <mi>m</mi>
                <mo stretchy="false">≥</mo>
                <mrow>
                  <mrow>
                    <munderover>
                      <mo stretchy="false">∑</mo>
                      <mrow>
                        <mi>i</mi>
                        <mo stretchy="false">=</mo>
                        <mn>1</mn>
                      </mrow>
                      <mi>n</mi>
                    </munderover>
                    <mrow>
                      <mo stretchy="false">(</mo>
                      <mrow>
                        <mrow>
                          <msub>
                            <mi>s</mi>
                            <mi>i</mi>
                          </msub>
                          <mo stretchy="false">−</mo>
                          <mn>1</mn>
                        </mrow>
                      </mrow>
                      <mo stretchy="false">)</mo>
                    </mrow>
                  </mrow>
                  <mo stretchy="false">+</mo>
                  <mn>1</mn>
                </mrow>
              </mrow>
              <mo stretchy="false">=</mo>
              <mrow>
                <mrow>
                  <mrow>
                    <munderover>
                      <mo stretchy="false">∑</mo>
                      <mrow>
                        <mi>i</mi>
                        <mo stretchy="false">=</mo>
                        <mn>1</mn>
                      </mrow>
                      <mi>n</mi>
                    </munderover>
                    <mrow>
                      <mo stretchy="false">(</mo>
                      <mrow>
                        <msub>
                          <mi>s</mi>
                          <mi>i</mi>
                        </msub>
                      </mrow>
                      <mo stretchy="false">)</mo>
                    </mrow>
                  </mrow>
                  <mo stretchy="false">−</mo>
                  <mi>n</mi>
                </mrow>
                <mo stretchy="false">+</mo>
                <mn>1</mn>
              </mrow>
            </mrow>
          </mrow>
        </mtd>
      </mtr>
      <mtr>
        <mtd>
          <mrow>
            <mo stretchy="false">⇒</mo>
            <mrow>
              <mrow>
                <mi>m</mi>
                <mo stretchy="false">+</mo>
                <mi>n</mi>
              </mrow>
              <mo stretchy="false">&gt;</mo>
              <mrow>
                <mrow>
                  <munderover>
                    <mo stretchy="false">∑</mo>
                    <mrow>
                      <mi>i</mi>
                      <mo stretchy="false">=</mo>
                      <mn>1</mn>
                    </mrow>
                    <mi>n</mi>
                  </munderover>
                  <mrow>
                    <mo stretchy="false">(</mo>
                    <mrow>
                      <msub>
                        <mi>s</mi>
                        <mi>i</mi>
                      </msub>
                    </mrow>
                    <mo stretchy="false">)</mo>
                  </mrow>
                </mrow>
                <mo stretchy="false">+</mo>
                <mn>1</mn>
              </mrow>
            </mrow>
          </mrow>
        </mtd>
      </mtr>
    </mtable>
    <annotation encoding="StarMath 5.0">m ge sum from i = 1 to n (s_i - 1)+ 1 = sum from i = 1 to n (s_i)  - n + 1 newline drarrow m + n &gt; sum from i = 1 to n (s_i)+ 1</annotation>
  </semantics>
</math>
</file>

<file path=Object 8/content.xml><?xml version="1.0" encoding="utf-8"?>
<math xmlns="http://www.w3.org/1998/Math/MathML">
  <semantics>
    <mrow>
      <mstyle mathvariant="bold">
        <mrow>
          <mrow>
            <msub>
              <mi>P</mi>
              <mn>1,</mn>
            </msub>
            <msub>
              <mi>P</mi>
              <mn>2.</mn>
            </msub>
            <mn>...</mn>
            <msub>
              <mi>P</mi>
              <mi>n</mi>
            </msub>
          </mrow>
        </mrow>
      </mstyle>
    </mrow>
    <annotation encoding="StarMath 5.0">bold {P_1, P_2.... P_n}</annotation>
  </semantics>
</math>
</file>

<file path=Object 9/content.xml><?xml version="1.0" encoding="utf-8"?>
<math xmlns="http://www.w3.org/1998/Math/MathML">
  <semantics>
    <mrow>
      <mi>n</mi>
    </mrow>
    <annotation encoding="StarMath 5.0">n</annotation>
  </semantics>
</math>
</file>